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2.572cm"/>
    </style:style>
    <style:style style:name="P1" style:family="paragraph">
      <style:text-properties fo:font-size="28pt" style:font-size-asian="28pt" style:font-size-complex="28pt"/>
    </style:style>
    <style:style style:name="P2" style:family="paragraph">
      <style:text-properties fo:font-size="22pt" style:font-size-asian="22pt" style:font-size-complex="22pt"/>
    </style:style>
    <style:style style:name="P3" style:family="paragraph">
      <style:text-properties fo:font-family="Arial" style:font-family-generic="swiss" style:font-pitch="variable" fo:font-size="20pt" style:font-size-asian="20pt" style:font-size-complex="20pt"/>
    </style:style>
    <style:style style:name="P4" style:family="paragraph">
      <style:paragraph-properties>
        <style:tab-stops>
          <style:tab-stop style:position="1.27cm"/>
        </style:tab-stops>
      </style:paragraph-properties>
    </style:style>
    <style:style style:name="P5" style:family="paragraph">
      <style:text-properties fo:font-size="20pt" style:font-size-asian="20pt" style:font-size-complex="20pt"/>
    </style:style>
    <style:style style:name="P6" style:family="paragraph">
      <style:text-properties fo:font-size="14pt" style:font-size-asian="14pt" style:font-size-complex="14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family="Arial" style:font-family-generic="swiss" style:font-pitch="variable" fo:font-size="20pt" style:font-size-asian="20pt" style:font-size-complex="20pt"/>
    </style:style>
    <style:style style:name="T4" style:family="text">
      <style:text-properties fo:font-family="Arial" style:font-family-generic="swiss" style:font-pitch="variable" fo:font-size="20pt" style:font-family-asian="Symbol" style:font-size-asian="20pt" style:font-family-complex="Symbol" style:font-size-complex="20pt"/>
    </style:style>
    <style:style style:name="T5" style:family="text">
      <style:text-properties fo:font-family="Arial" style:font-family-generic="swiss" style:font-pitch="variable" fo:font-size="20pt" fo:font-style="italic" style:font-size-asian="20pt" style:font-style-asian="italic" style:font-size-complex="20pt" style:font-style-complex="italic"/>
    </style:style>
    <style:style style:name="T6" style:family="text">
      <style:text-properties fo:font-size="22pt" fo:font-style="italic" style:font-size-asian="22pt" style:font-style-asian="italic" style:font-size-complex="22pt" style:font-style-complex="italic"/>
    </style:style>
    <style:style style:name="T7" style:family="text">
      <style:text-properties fo:font-size="20pt" style:font-size-asian="20pt" style:font-size-complex="20pt"/>
    </style:style>
    <style:style style:name="T8" style:family="text">
      <style:text-properties fo:font-size="20pt" fo:font-style="italic" style:font-size-asian="20pt" style:font-style-asian="italic" style:font-size-complex="20pt" style:font-style-complex="italic"/>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22pt" fo:font-weight="normal" style:font-size-asian="22pt" style:font-weight-asian="normal" style:font-size-complex="22pt" style:font-weight-complex="normal"/>
    </style:style>
    <style:style style:name="T11" style:family="text">
      <style:text-properties fo:font-size="12pt" style:font-size-asian="12pt" style:font-size-complex="6.80000019073486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text:span text:style-name="T1">Big Data Debate: End Near For ETL?</text:span></text:p>
          </draw:text-box>
        </draw:frame>
        <draw:frame presentation:style-name="pr2" draw:text-style-name="P1" draw:layer="layout" svg:width="25.199cm" svg:height="13.859cm" svg:x="1.4cm" svg:y="4.914cm" presentation:class="subtitle">
          <draw:text-box>
            <text:p><text:span text:style-name="T1">Many Hadoop advocates argue that this data-processing platform is an ideal place to handle data transformation, as it offers scalability and cost advantages over conventional ETL software and server infrastructure.</text:span></text:p>
            <text:p><text:span text:style-name="T1"/></text:p>
            <text:p><text:span text:style-name="T1"><text:s/></text:span><text:span text:style-name="T1">Defenders of ETL argue that handling the transformation step on Hadoop does not do away with the need for extract and load; nor does it address data-quality and data-governance requirements information management professionals have been working on for decades.</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Debate against ETL process</text:p>
          </draw:text-box>
        </draw:frame>
        <draw:frame presentation:style-name="pr5" draw:text-style-name="P2" draw:layer="layout" svg:width="25.199cm" svg:height="13.859cm" svg:x="1.4cm" svg:y="4.914cm" presentation:class="outline">
          <draw:text-box>
            <text:p><text:span text:style-name="T2">“</text:span><text:span text:style-name="T2">The growth of ETL has been alarming, as data volumes escalate year after year. Companies have significant investment in people, skills, software and hardware to do nothing but ETL. Some consider ETL to be a bottleneck in IT operations: ETL takes time as, by definition, data has to be moved. Reading from one system, copying over a network and writing all take time -- ever growing blocks of time, causing latency in the data before it can be used. ETL is expensive in terms of people, software licensing and hardware. ETL is a non- value-added activity too, as the data is unusable until it lands in the destination system. </text:span></text:p>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3" draw:layer="layout" svg:width="25.199cm" svg:height="18.537cm" svg:x="1.217cm" svg:y="0.762cm" presentation:class="outline" presentation:user-transformed="true">
          <draw:text-box>
            <text:p><text:span text:style-name="T3">With Hadoop as a data hub in an enterprise data architecture, we now have a cost-effective, extreme-performance environment to store, transform and consume data, without traditional ETL. </text:span></text:p>
            <text:p><text:span text:style-name="T3">Here is how it works: </text:span></text:p>
            <text:p><text:span text:style-name="T4">·</text:span><text:span text:style-name="T4"><text:tab/></text:span><text:span text:style-name="T3">Systems generate data, just as they always have. </text:span></text:p>
            <text:p><text:span text:style-name="T4">·</text:span><text:span text:style-name="T4"><text:tab/></text:span><text:span text:style-name="T3">As near to real-time as possible, data is loaded into Hadoop -- yes, this is still "E" from traditional ETL, but that is where the similarity ends. </text:span></text:p>
            <text:p><text:span text:style-name="T4">·</text:span><text:span text:style-name="T4"><text:tab/></text:span><text:span text:style-name="T3">Now we can aggregate, sort, transform and analyze the data inside Hadoop. This is the "T"and the "L" from traditional ETL. </text:span></text:p>
            <text:p><text:span text:style-name="T4">·</text:span><text:span text:style-name="T4"><text:tab/></text:span><text:span text:style-name="T3">Data latency is reduced to minutes instead of hours because the data never leaves Hadoop. There is no network copying time, no licenses for ETL software and no additional ETL hardware. </text:span></text:p>
            <text:p><text:span text:style-name="T4">·</text:span><text:span text:style-name="T4"><text:tab/></text:span><text:span text:style-name="T3">Now the data can be consumed in place without moving it. There are a number of graphic analytic and reporting options to consume data without moving large amounts of data out of Hadoop. </text:span></text:p>
            <text:p><text:span text:style-name="T4">·</text:span><text:span text:style-name="T4"><text:tab/></text:span><text:span text:style-name="T3">Some subsets of data do have to be moved out of Hadoop into other systems, for specific purposes. However, with a strong and coherent enterprise data architecture, this can be managed to be the exception.” <text:s/>– </text:span><text:span text:style-name="T5">Phil Shelley is CTO at Sears Holdings</text:span></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Debate for ETL Process</text:p>
          </draw:text-box>
        </draw:frame>
        <draw:frame presentation:style-name="pr5" draw:text-style-name="P2" draw:layer="layout" svg:width="25.199cm" svg:height="13.859cm" svg:x="1.4cm" svg:y="4.914cm" presentation:class="outline" presentation:user-transformed="true">
          <draw:text-box>
            <text:p><text:span text:style-name="T2">“ </text:span><text:span text:style-name="T2">Given the need to continue to use information that currently exists in legacy environments, probably not. Even if you did move everything into Hadoop, a path that will take years, if not decades, for most companies with existing databases, you still have to manipulate the data once it is there. </text:span></text:p>
            <text:p><text:span text:style-name="T2">So is writing ETL scripts in MapReduce code still ETL? Sure it is. Is running ETL faster (in some cases, and slower in other cases) on Hadoop eliminating ETL? No. Or is the introduction of Hadoop changing when, where and how ETL happens? Here the answer is definitely </text:span><text:span text:style-name="T6">yes</text:span></text:p>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text-style-name="P2" draw:layer="layout" svg:width="25.199cm" svg:height="18.048cm" svg:x="0.762cm" svg:y="1.256cm" presentation:class="outline" presentation:user-transformed="true">
          <draw:text-box>
            <text:p><text:span text:style-name="T2">So the question isn't really, are we eliminating ETL, but rather where does ETL take place and how are we extending or changing its definition. The "E" represents the ability to consistently and reliably extract data with high performance and minimal impact to the source system. The "T" represents the ability to transform one or more data sets in batch or real-time into a consumable format. The "L" stands for loading data into a persistent or virtual data store. </text:span></text:p>
            <text:p><text:span text:style-name="T2">Let's look at the fundamentals of enterprise data integration, partly manifested by ETL processes: </text:span></text:p>
            <text:p text:style-name="P4"><text:span text:style-name="T2">Data needs to flow from source applications into analytic data stores in a controlled, reliable, secure manner.</text:span></text:p>
            <text:p text:style-name="P4"><text:span text:style-name="T2">Information needs to be standardized, with regards to semantics, format and lexicon, for accurate analysis.</text:span></text:p>
            <text:p text:style-name="P4"><text:span text:style-name="T2">Operational results need to be consistent and repeatable.</text:span></text:p>
            <text:p text:style-name="P4"><text:span text:style-name="T2">Operational results need to be verifiable and transparent -- where did information come from, who touched it, who viewed it, what transformations and calculations were performed on it, what does it mean, etc.?</text:span></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text-style-name="P5" draw:layer="layout" svg:width="25.199cm" svg:height="15.749cm" svg:x="0.762cm" svg:y="1.016cm" presentation:class="outline" presentation:user-transformed="true">
          <draw:text-box>
            <text:p><text:span text:style-name="T7">data practitioners developed best practices around accessing data, profiling data, discovering relationships, handling metadata, explaining context, transforming data, cleansing data, governing data for compliance and delivering information at various latencies using current-generation integration technologies. </text:span></text:p>
            <text:p><text:span text:style-name="T7"/></text:p>
            <text:p><text:span text:style-name="T7">Modern data integration tools and platforms ensure timely, trusted, relevant, secure and authoritative data. Modern integration technologies use optimizers to process information in both scale-up and scale-out architectures, push processing into database management systems, and push processing -- not just data -- into Hadoop. They broker and publish a data layer that abstracts processing such that multiple applications can consume and benefit from secure and curated datasets</text:span></text:p>
            <text:p><text:span text:style-name="T7">ETL no doubt needs to continue to evolve and adapt to developer preferences and the performance, scale and latency needs of modern applications. Hadoop is just another engine upon which ETL and its associated technologies (like data quality and data profiling) can run. “ <text:s text:c="7"/>– </text:span><text:span text:style-name="T8">James Markarian is executive VP and CTO at Informatica </text:span></text:p>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ETL Tool List Big Data</text:p>
          </draw:text-box>
        </draw:frame>
        <draw:frame presentation:style-name="pr5" draw:layer="layout" svg:width="25.199cm" svg:height="13.859cm" svg:x="1.4cm" svg:y="4.914cm" presentation:class="outline" presentation:user-transformed="true">
          <draw:text-box>
            <text:list text:style-name="L2">
              <text:list-item>
                <text:p>Syncsort</text:p>
              </text:list-item>
              <text:list-item>
                <text:p>Pentaho Data Integration (KETTLE)</text:p>
              </text:list-item>
              <text:list-item>
                <text:p>Talend Studio</text:p>
              </text:list-item>
              <text:list-item>
                <text:p>Informatica Power Exchange</text:p>
              </text:list-item>
              <text:list-item>
                <text:p>Business Objects Data Services 4.2</text:p>
              </text:list-item>
            </text:list>
            <text:p><text:span text:style-name="T2"/></text:p>
            <text:p><text:span text:style-name="T9">R Language</text:span><text:span text:style-name="T2">: ease of use and powerful data science workbench</text:span></text:p>
            <text:p><text:span text:style-name="T9">Python: </text:span><text:span text:style-name="T10">powerful Statistical Library. Ease of coding</text:span></text:p>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0.963cm" svg:y="1.524cm" presentation:class="title" presentation:user-transformed="true">
          <draw:text-box>
            <text:p>EVALUATION NOTES FOT TOOLS</text:p>
          </draw:text-box>
        </draw:frame>
        <draw:frame presentation:style-name="pr5" draw:layer="layout" svg:width="25.199cm" svg:height="13.859cm" svg:x="1.4cm" svg:y="4.914cm" presentation:class="outline">
          <draw:text-box>
            <text:p><text:span text:style-name="T2">legal paperwork, infrastructure footprint, <text:s/>ease of setup and execution of use cases</text:span></text:p>
            <text:p><text:span text:style-name="T2"/></text:p>
            <text:p><text:span text:style-name="T11"/></text:p>
            <text:p><text:span text:style-name="T11"><text:line-break/></text:span><text:span text:style-name="T11"/></text:p>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5" draw:text-style-name="P6" draw:layer="layout" svg:width="25.199cm" svg:height="18.079cm" svg:x="0.963cm" svg:y="1.27cm" presentation:class="outline" presentation:user-transformed="true">
          <draw:text-box>
            <text:list text:style-name="L2">
              <text:list-item>
                <text:list>
                  <text:list-item>
                    <text:list>
                      <text:list-item>
                        <text:list>
                          <text:list-header>
                            <text:p><text:span text:style-name="T12">Sample Big Data ETL process</text:span></text:p>
                          </text:list-header>
                          <text:list-item>
                            <text:p><text:span text:style-name="T13">Take big structured dataset (multiple CSV files with total 100M-1B rows) and create DDL/clean/transform/split/sample/separate errors in minutes.</text:span></text:p>
                            <text:p><text:span text:style-name="T13"/></text:p>
                            <text:p><text:span text:style-name="T12">Solution options:</text:span></text:p>
                          </text:list-item>
                          <text:list-item>
                            <text:p><text:span text:style-name="T13">1.Unix scripts (shell, awk, perl,python). Do all of the above in one pass (i.e. read each row only once) quickly. Start with Unix parallel processes, scale to multiple machines (mapreduce-style) only if needed</text:span></text:p>
                          </text:list-item>
                          <text:list-item>
                            <text:p><text:span text:style-name="T13">2.Big Data ETL tools </text:span></text:p>
                          </text:list-item>
                          <text:list-item>
                            <text:p><text:span text:style-name="T13">3.Open source ETL tools (e.g. Talend)</text:span></text:p>
                          </text:list-item>
                          <text:list-item>
                            <text:p><text:span text:style-name="T13">4.Can commercial ETL tools do this in a few minutes/hours?</text:span></text:p>
                          </text:list-item>
                          <text:list-item>
                            <text:p><text:span text:style-name="T13">5.Others?</text:span></text:p>
                          </text:list-item>
                          <text:list-item>
                            <text:p><text:span text:style-name="T13">Given any structured data from client (csv), Big Data ETL workbench takes the data and processes it super fast (detect data types, clean, transform eg. change date formats to our internal standards, separate error rows, create sample, split into multiple clean files)</text:span></text:p>
                          </text:list-item>
                          <text:list-item>
                            <text:p><text:span text:style-name="T13"><text:s/></text:span><text:span text:style-name="T13">Raw data files have different schema that we auto-detect in processing (only string vs numeric types to begin with).</text:span></text:p>
                            <text:p><text:span text:style-name="T12"/></text:p>
                          </text:list-item>
                          <text:list-item>
                            <text:p><text:span text:style-name="T12">Big Data Analysis</text:span></text:p>
                          </text:list-item>
                          <text:list-item>
                            <text:p><text:span text:style-name="T13">Then we load this data for analysis:</text:span></text:p>
                          </text:list-item>
                          <text:list-item>
                            <text:p><text:span text:style-name="T13">1.RDBMS for well-defined arithmetic/set-based analysis</text:span></text:p>
                          </text:list-item>
                          <text:list-item>
                            <text:p><text:span text:style-name="T13">2.noSQL database </text:span></text:p>
                          </text:list-item>
                          <text:list-item>
                            <text:p><text:span text:style-name="T13">3.The clean split files can be used in any stats tool as well for statistical analysis e.g. SAS for larger data sets, R for smaller ones (often the clean split files are small enough for R)</text:span></text:p>
                          </text:list-item>
                          <text:list-item>
                            <text:p><text:span text:style-name="T13">4.New Big Data tools like Impala</text:span></text:p>
                            <text:p><text:span text:style-name="T13"/></text:p>
                          </text:list-item>
                        </text:list>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References</text:p>
          </draw:text-box>
        </draw:frame>
        <draw:frame presentation:style-name="pr5" draw:layer="layout" svg:width="25.199cm" svg:height="13.859cm" svg:x="1.4cm" svg:y="4.914cm" presentation:class="outline">
          <draw:text-box>
            <text:list text:style-name="L2">
              <text:list-item>
                <text:p>http://blog.cloudera.com/blog/2013/02/big-datas-new-use-cases-transformation-active-archive-and-exploration/</text:p>
              </text:list-item>
            </text:list>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TCS INTERNAL</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0-01T10:56:08.41</meta:creation-date>
    <meta:editing-duration>PT1H5M38S</meta:editing-duration>
    <meta:editing-cycles>8</meta:editing-cycles>
    <dc:date>2013-10-01T15:19:58.94</dc:date>
    <meta:generator>OpenOffice.org/3.4$Win32 OpenOffice.org_project/340m1$Build-9590</meta:generator>
    <meta:document-statistic meta:object-count="57"/>
  </office:meta>
</office:document-meta>
</file>